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000000" style:font-name="Arial1" fo:font-size="11pt" fo:font-weight="normal" style:font-name-asian="Arial"/>
    </style:style>
    <style:style style:name="P25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6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8" style:family="paragraph" style:parent-style-name="Text_20_body" style:master-page-name="">
      <style:paragraph-properties fo:margin-left="1.302cm" fo:margin-right="0cm" fo:margin-top="0cm" fo:margin-bottom="0cm" fo:text-indent="0cm" style:auto-text-indent="false" style:page-number="auto"/>
    </style:style>
    <style:style style:name="P29" style:family="paragraph" style:parent-style-name="Text_20_body">
      <style:paragraph-properties fo:margin-left="1.302cm" fo:margin-right="0cm" fo:margin-top="0cm" fo:margin-bottom="0cm" fo:text-indent="0cm" style:auto-text-indent="false"/>
    </style:style>
    <style:style style:name="P30" style:family="paragraph" style:parent-style-name="Heading_20_1">
      <style:text-properties style:font-name="Arial" style:font-name-asian="Arial"/>
    </style:style>
    <style:style style:name="P31" style:family="paragraph" style:parent-style-name="Preformatted_20_Text" style:list-style-name="L6"/>
    <style:style style:name="P32" style:family="paragraph" style:parent-style-name="List_20_Contents">
      <style:text-properties fo:color="#000000" fo:background-color="transparent"/>
    </style:style>
    <style:style style:name="P33" style:family="paragraph" style:parent-style-name="List_20_Contents" style:list-style-name="L3">
      <style:text-properties fo:color="#000000" fo:background-color="transparent"/>
    </style:style>
    <style:style style:name="P34" style:family="paragraph" style:parent-style-name="Standard" style:list-style-name="L11">
      <style:text-properties style:font-name="Arial" style:font-name-asian="Arial"/>
    </style:style>
    <style:style style:name="P35" style:family="paragraph" style:parent-style-name="Standard" style:list-style-name="L12">
      <style:text-properties style:font-name="Arial" style:font-name-asian="Arial"/>
    </style:style>
    <style:style style:name="P36" style:family="paragraph" style:parent-style-name="Standard" style:list-style-name="L13">
      <style:text-properties style:font-name="Arial" style:font-name-asian="Arial"/>
    </style:style>
    <style:style style:name="P37" style:family="paragraph" style:parent-style-name="Standard" style:list-style-name="L14"/>
    <style:style style:name="P38" style:family="paragraph" style:parent-style-name="Standard" style:list-style-name="L16">
      <style:text-properties fo:font-size="11pt" style:font-size-asian="11pt" style:font-size-complex="11pt"/>
    </style:style>
    <style:style style:name="P39" style:family="paragraph" style:parent-style-name="Text_20_body">
      <style:text-properties style:font-name="Arial" style:font-name-asian="Arial"/>
    </style:style>
    <style:style style:name="P40" style:family="paragraph" style:parent-style-name="Text_20_body" style:list-style-name="L1">
      <style:text-properties style:font-name="Arial" style:font-name-asian="Arial"/>
    </style:style>
    <style:style style:name="P41" style:family="paragraph" style:parent-style-name="Text_20_body" style:list-style-name="L2">
      <style:text-properties style:font-name="Arial" style:font-name-asian="Arial"/>
    </style:style>
    <style:style style:name="P42" style:family="paragraph" style:parent-style-name="Text_20_body" style:list-style-name="L3">
      <style:text-properties style:font-name="Arial" style:font-name-asian="Arial"/>
    </style:style>
    <style:style style:name="P43" style:family="paragraph" style:parent-style-name="Text_20_body" style:list-style-name="L4">
      <style:text-properties style:font-name="Arial" style:font-name-asian="Arial"/>
    </style:style>
    <style:style style:name="P44" style:family="paragraph" style:parent-style-name="Text_20_body" style:list-style-name="L5">
      <style:text-properties style:font-name="Arial" style:font-name-asian="Arial"/>
    </style:style>
    <style:style style:name="P45" style:family="paragraph" style:parent-style-name="Text_20_body" style:list-style-name="L14">
      <style:text-properties style:font-name="Arial" style:font-name-asian="Arial"/>
    </style:style>
    <style:style style:name="P46" style:family="paragraph" style:parent-style-name="Text_20_body" style:list-style-name="L5"/>
    <style:style style:name="P47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48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style:font-name="Arial1" fo:font-size="11pt" fo:font-weight="normal" style:font-name-asian="Arial"/>
    </style:style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4"/>
    <style:style style:name="P55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56" style:family="paragraph" style:parent-style-name="Text_20_body" style:list-style-name="L15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569cd6" style:font-name="Consolas" fo:font-size="10.5pt" fo:font-weight="normal" fo:background-color="#1e1e1e"/>
    </style:style>
    <style:style style:name="T23" style:family="text">
      <style:text-properties fo:color="#9cdcfe"/>
    </style:style>
    <style:style style:name="T24" style:family="text">
      <style:text-properties fo:color="#9cdcfe" fo:font-size="10.5pt" fo:font-weight="normal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fo:font-size="10.5pt" fo:font-weight="normal"/>
    </style:style>
    <style:style style:name="T29" style:family="text">
      <style:text-properties fo:color="#dcdcaa" style:font-name="Consolas" fo:font-size="10.5pt" fo:font-weight="normal"/>
    </style:style>
    <style:style style:name="T30" style:family="text">
      <style:text-properties fo:color="#dcdcaa" style:font-name="Consolas" fo:font-size="10.5pt" fo:font-weight="normal" fo:background-color="#1e1e1e"/>
    </style:style>
    <style:style style:name="T31" style:family="text">
      <style:text-properties fo:color="#b5cea8"/>
    </style:style>
    <style:style style:name="T32" style:family="text">
      <style:text-properties fo:color="#b5cea8" fo:font-size="10.5pt" fo:font-weight="normal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font-size="10.5pt" fo:font-weight="normal"/>
    </style:style>
    <style:style style:name="T35" style:family="text">
      <style:text-properties style:font-name="Arial" style:font-name-asian="Arial"/>
    </style:style>
    <style:style style:name="T36" style:family="text">
      <style:text-properties style:font-name="Arial" fo:font-weight="bold" style:font-name-asian="Arial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style:font-name="Consolas" fo:font-size="10.5pt" fo:font-weight="normal" fo:background-color="#1e1e1e"/>
    </style:style>
    <style:style style:name="T40" style:family="text">
      <style:text-properties fo:color="#d4d4d4" fo:background-color="#1e1e1e"/>
    </style:style>
    <style:style style:name="T41" style:family="text">
      <style:text-properties fo:color="#d4d4d4" style:font-name="Consolas" fo:font-size="10.5pt" fo:font-weight="normal" fo:background-color="#1e1e1e"/>
    </style:style>
    <style:style style:name="T42" style:family="text">
      <style:text-properties fo:color="#4ec9b0" style:font-name="Consolas" fo:font-size="10.5pt" fo:font-weight="normal" fo:background-color="#1e1e1e"/>
    </style:style>
    <style:style style:name="T43" style:family="text">
      <style:text-properties fo:color="#c586c0" style:font-name="Consolas" fo:font-size="10.5pt" fo:font-weight="normal"/>
    </style:style>
    <style:style style:name="T44" style:family="text">
      <style:text-properties fo:color="#ce9178" style:font-name="Consolas" fo:font-size="10.5pt" fo:font-weight="normal"/>
    </style:style>
    <style:style style:name="T45" style:family="text">
      <style:text-properties fo:color="#ce9178" style:font-name="Consolas" fo:font-size="10.5pt" fo:font-weight="normal" fo:background-color="#1e1e1e"/>
    </style:style>
    <style:style style:name="T46" style:family="text">
      <style:text-properties style:font-name-asian="Arial"/>
    </style:style>
    <style:style style:name="T47" style:family="text">
      <style:text-properties style:font-name="Arial1" fo:font-size="11pt" style:font-name-asian="Arial"/>
    </style:style>
    <style:style style:name="T48" style:family="text">
      <style:text-properties style:font-name="Arial1" fo:font-size="11pt" fo:background-color="transparent" style:font-name-asian="Arial"/>
    </style:style>
    <style:style style:name="T49" style:family="text">
      <style:text-properties style:font-name="Arial1" fo:font-size="11pt" fo:font-weight="normal" style:font-name-asian="Arial"/>
    </style:style>
    <style:style style:name="T50" style:family="text">
      <style:text-properties fo:color="#808080"/>
    </style:style>
    <style:style style:name="T51" style:family="text">
      <style:text-properties fo:color="#800000"/>
    </style:style>
    <style:style style:name="T52" style:family="text">
      <style:text-properties fo:color="#ffffff"/>
    </style:style>
    <style:style style:name="T53" style:family="text">
      <style:text-properties fo:color="#ff8c00"/>
    </style:style>
    <style:style style:name="T54" style:family="text">
      <style:text-properties fo:color="#800080"/>
    </style:style>
    <style:style style:name="T55" style:family="text">
      <style:text-properties fo:color="#dc143c"/>
    </style:style>
    <style:style style:name="T56" style:family="text">
      <style:text-properties fo:background-color="#1e1e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Sprache umstellen<text:tab/>1</text:p>
          <text:p text:style-name="P27">Items konsumieren<text:tab/>1</text:p>
          <text:p text:style-name="P27">Plugins Used and Order<text:tab/>2</text:p>
          <text:p text:style-name="P27">Plugin Incompatibilities<text:tab/>2</text:p>
          <text:p text:style-name="P27">YEP_QuestJournal<text:tab/>3</text:p>
          <text:p text:style-name="P27">YEP_X_AnimatedSV_Enemys<text:tab/>5</text:p>
          <text:p text:style-name="P27">Region-Definition<text:tab/>5</text:p>
          <text:p text:style-name="P27">Switches<text:tab/>5</text:p>
          <text:p text:style-name="P27">Text-Color<text:tab/>6</text:p>
          <text:p text:style-name="P27">self-Variables and CustomConditionalPages<text:tab/>6</text:p>
          <text:p text:style-name="P27">Tease Mechanic<text:tab/>6</text:p>
          <text:p text:style-name="P27">ScriptCodes<text:tab/>7</text:p>
          <text:p text:style-name="P27">Character-Animations<text:tab/>7</text:p>
          <text:p text:style-name="P27">Animation Patterns (img/animations)<text:tab/>8</text:p>
          <text:p text:style-name="P27">About Tileset Builder (why is this so complicated)<text:tab/>8</text:p>
        </text:index-body>
      </text:table-of-content>
      <text:p text:style-name="P11"/>
      <text:h text:style-name="P30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ItemCallScript<text:tab/><text:tab/>lets you run code on item use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MrTS_EventNames<text:tab/>for labeling Events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Text_20_body">NeMV_OnStepEffect<text:tab/>over time change on map</text:p>
      <text:p text:style-name="Text_20_body">SRD_GoldWindowCustomizer<text:tab/>to display Essence as money (also change Item-limit in YEP_CoreEngine setting !)</text:p>
      <text:h text:style-name="P30" text:outline-level="1"><text:soft-page-break/>Plugin Incompatibilities</text:h>
      <text:p text:style-name="P20">- ICFSoft_... has to beplaced before YEP_BattleEngineCore because overwtiting Game_Action.prototype.apply</text:p>
      <text:p text:style-name="P20">- Hime_LevelUpEvents causes crash together with ICF_MainUtilitys because reserving common event with id=0</text:p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3">index</text:span> = <text:span text:style-name="T23">actor</text:span>.<text:span text:style-name="T27">equipSlots</text:span>().<text:span text:style-name="T27">indexOf</text:span>(<text:span text:style-name="T19">this</text:span>.<text:span text:style-name="T23">_params</text:span>[<text:span text:style-name="T31">1</text:span>]) + <text:span text:style-name="T31">1</text:span>;</text:p>
      <text:p text:style-name="P15">    <text:span text:style-name="T24">actor</text:span><text:span text:style-name="T34">.</text:span><text:span text:style-name="T28">changeEquipById</text:span><text:span text:style-name="T34">(</text:span><text:span text:style-name="T24">index</text:span><text:span text:style-name="T34">, </text:span><text:span text:style-name="T20">this</text:span><text:span text:style-name="T34">.</text:span><text:span text:style-name="T24">_params</text:span><text:span text:style-name="T34">[</text:span><text:span text:style-name="T32">2</text:span><text:span text:style-name="T34">]);</text:span></text:p>
      <text:p text:style-name="P20"/>
      <text:list xml:id="list1048636718828925981" text:style-name="L1">
        <text:list-item>
          <text:p text:style-name="P40">DashStamina not working</text:p>
        </text:list-item>
      </text:list>
      <text:p text:style-name="P20"/>
      <text:list xml:id="list5854039280688688412" text:style-name="L2">
        <text:list-item>
          <text:p text:style-name="P41">disabled Way_ItemTPCost because there is no BattleManagerin Scene</text:p>
          <text:p text:style-name="P41">Window_ItemList.prototype.isEnabled = function (item) {</text:p>
          <text:p text:style-name="P41"><text:s/>return BattleManager.actor().canUse(item) &amp;&amp; $gameParty.canUse(item);</text:p>
        </text:list-item>
      </text:list>
      <text:p text:style-name="P20"/>
      <text:list xml:id="list6921053007038790111" text:style-name="L3">
        <text:list-item>
          <text:p text:style-name="P42">disabled YED_TransferStealStates; why is this used on items ?</text:p>
          <text:p text:style-name="P33"> <text:span text:style-name="T38">Game_Action</text:span><text:span text:style-name="T38">.</text:span><text:span text:style-name="T38">prototype</text:span><text:span text:style-name="T38">.</text:span><text:span text:style-name="T38">testApply</text:span><text:span text:style-name="T38"> = </text:span><text:span text:style-name="T38">function</text:span><text:span text:style-name="T38">(</text:span><text:span text:style-name="T38">target</text:span><text:span text:style-name="T38">) {</text:span></text:p>
        </text:list-item>
      </text:list>
      <text:p text:style-name="P32">        <text:span text:style-name="T38">if</text:span><text:span text:style-name="T38"> (</text:span><text:span text:style-name="T38">this</text:span><text:span text:style-name="T38">.</text:span><text:span text:style-name="T38">getTransferStealStates</text:span><text:span text:style-name="T38">(</text:span><text:span text:style-name="T38">target</text:span><text:span text:style-name="T38">, </text:span><text:span text:style-name="T38">'steal'</text:span><text:span text:style-name="T38">).</text:span><text:span text:style-name="T38">length</text:span><text:span text:style-name="T38"> &gt; </text:span><text:span text:style-name="T38">0</text:span><text:span text:style-name="T38">) {</text:span></text:p>
      <text:p text:style-name="P32">            <text:span text:style-name="T38">return</text:span><text:span text:style-name="T38"> </text:span><text:span text:style-name="T38">true</text:span><text:span text:style-name="T38">;</text:span></text:p>
      <text:p text:style-name="P32">        <text:span text:style-name="T38">}</text:span></text:p>
      <text:p text:style-name="P32"/>
      <text:p text:style-name="P32">        <text:span text:style-name="T38">if</text:span><text:span text:style-name="T38"> (</text:span><text:span text:style-name="T38">this</text:span><text:span text:style-name="T38">.</text:span><text:span text:style-name="T38">getTransferStealStates</text:span><text:span text:style-name="T38">(</text:span><text:span text:style-name="T38">target</text:span><text:span text:style-name="T38">, </text:span><text:span text:style-name="T38">'transfer'</text:span><text:span text:style-name="T38">).</text:span><text:span text:style-name="T38">length</text:span><text:span text:style-name="T38"> &gt; </text:span><text:span text:style-name="T38">0</text:span><text:span text:style-name="T38">) {</text:span></text:p>
      <text:p text:style-name="P32">            <text:span text:style-name="T38">return</text:span><text:span text:style-name="T38"> </text:span><text:span text:style-name="T38">true</text:span><text:span text:style-name="T38">;</text:span></text:p>
      <text:p text:style-name="P32">        <text:span text:style-name="T38">}</text:span></text:p>
      <text:p text:style-name="P32"/>
      <text:p text:style-name="P32">        <text:span text:style-name="T38">return</text:span><text:span text:style-name="T38"> </text:span><text:span text:style-name="T38">_Game_Action_testApply</text:span><text:span text:style-name="T38">.</text:span><text:span text:style-name="T38">call</text:span><text:span text:style-name="T38">(</text:span><text:span text:style-name="T38">this</text:span><text:span text:style-name="T38">, </text:span><text:span text:style-name="T38">target</text:span><text:span text:style-name="T38">);</text:span></text:p>
      <text:p text:style-name="P32">    <text:span text:style-name="T38">};</text:span></text:p>
      <text:p text:style-name="P20"/>
      <text:list xml:id="list3040734921835666115" text:style-name="L4">
        <text:list-item>
          <text:p text:style-name="P43">Yep_BattleStatusWindow; ICF_StatusMenu is overwriting drawGaugeArea() and Gauges dont fit</text:p>
          <text:p text:style-name="P43">You have also to configure gauge-width to 400 if using hp/mp/tp/lust in plugin (100 per gauge)</text:p>
        </text:list-item>
      </text:list>
      <text:h text:style-name="Heading_20_1" text:outline-level="1"><text:soft-page-break/>Questsystem with YEP_QuestJournal</text:h>
      <text:list xml:id="list1391735771398955207" text:style-name="L5">
        <text:list-item>
          <text:p text:style-name="P44">see help how to integrate into YEP_MainMenuManager</text:p>
        </text:list-item>
        <text:list-item>
          <text:p text:style-name="P44">to use GALV_TimedMessagePopup add something like this in Lunatic mode: </text:p>
          <text:p text:style-name="P44">SceneManager._scene.createCaptionWindow(-1,120,["new quest" + questId],[],-60)</text:p>
          <text:p text:style-name="P44"/>
        </text:list-item>
        <text:list-item>
          <text:p text:style-name="P46"><text:span text:style-name="T46">to add more then 100 Quest add more params in plugin-comment and increas</text:span><text:span text:style-name="T47">e limi</text:span><text:span text:style-name="T48">t in code </text:span><text:span text:style-name="T7">DataManager.questDatabaseCreate</text:span></text:p>
        </text:list-item>
        <text:list-item>
          <text:p text:style-name="P47">how to import quest from external file? <text:s text:c="2"/>See GALV_QUESTLog</text:p>
        </text:list-item>
      </text:list>
      <text:p text:style-name="P24"/>
      <text:list xml:id="list8530935957655732424" text:style-name="L6">
        <text:list-item>
          <text:p text:style-name="P49"><text:span text:style-name="T8">use </text:span><text:span text:style-name="T49">$gameSystem.isQuestKnown(101) in Event-Branch to check if Quest started</text:span></text:p>
        </text:list-item>
        <text:list-item>
          <text:p text:style-name="P50">use $gameSystem.isQuestObjectiveUncleared(101, 1) to check quest state (quest has to be known)</text:p>
        </text:list-item>
        <text:list-item>
          <text:p text:style-name="P49"><text:span text:style-name="T49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49"><text:span text:style-name="T49">use this to progress through quest </text:span><text:span text:style-name="T8"><text:s text:c="6"/></text:span></text:p>
          <text:p text:style-name="P31"><text:span text:style-name="T8">◆</text:span><text:span text:style-name="T14">Plugin Command：</text:span><text:span text:style-name="T16">Quest 101 Change Description Entry To 2</text:span></text:p>
          <text:p text:style-name="P31"><text:span text:style-name="T8">◆</text:span><text:span text:style-name="T14">Plugin Command：</text:span><text:span text:style-name="T16">Quest 101 Change Subtext Entry To 2</text:span></text:p>
          <text:p text:style-name="P31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1293989429671668434" text:style-name="L7">
        <text:list-item>
          <text:p text:style-name="P48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38774277" text:continue-list="list8530935957655732424" text:style-name="L6">
        <text:list-item>
          <text:p text:style-name="P50">restarting quest requires previous removal</text:p>
        </text:list-item>
      </text:list>
      <text:p text:style-name="P24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50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51">Set Movement Route：Horsie </text:span><text:span text:style-name="T50">(Wait)</text:span></text:p>
      <text:p text:style-name="Preformatted_20_Text"><text:soft-page-break/><text:span text:style-name="T6"><text:s text:c="6"/>：</text:span><text:span text:style-name="T52">Set Movement Route</text:span><text:span text:style-name="T51">：◇Move Left</text:span></text:p>
      <text:p text:style-name="Preformatted_20_Text"><text:span text:style-name="T6"><text:s text:c="6"/>：</text:span><text:span text:style-name="T52">Set Movement Route</text:span><text:span text:style-name="T51">：◇Move Left</text:span></text:p>
      <text:p text:style-name="Preformatted_20_Text"><text:span text:style-name="T6"><text:s text:c="6"/>：</text:span><text:span text:style-name="T52">Set Movement Route</text:span><text:span text:style-name="T51">：◇Move Left</text:span></text:p>
      <text:p text:style-name="Preformatted_20_Text"><text:span text:style-name="T6"><text:s text:c="6"/>：</text:span><text:span text:style-name="T52">Set Movement Route</text:span><text:span text:style-name="T51">：◇Move Left</text:span></text:p>
      <text:p text:style-name="Preformatted_20_Text"><text:span text:style-name="T6"><text:s text:c="6"/>：</text:span><text:span text:style-name="T52">Set Movement Route</text:span><text:span text:style-name="T51">：◇SE：Horse (90, 100, 0)</text:span></text:p>
      <text:p text:style-name="Preformatted_20_Text"><text:span text:style-name="T6"><text:s text:c="6"/>：</text:span><text:span text:style-name="T52">Set Movement Route</text:span><text:span text:style-name="T51">：◇Image：MVhorse-solidcolors_run2(0)</text:span></text:p>
      <text:p text:style-name="Preformatted_20_Text"><text:span text:style-name="T6"><text:s text:c="6"/>：</text:span><text:span text:style-name="T52">Set Movement Route</text:span><text:span text:style-name="T51">：◇Move Lower Right</text:span></text:p>
      <text:p text:style-name="Preformatted_20_Text"><text:span text:style-name="T6"><text:s text:c="6"/>：</text:span><text:span text:style-name="T52">Set Movement Route</text:span><text:span text:style-name="T51">：◇Move Lower Right</text:span></text:p>
      <text:p text:style-name="Preformatted_20_Text"><text:span text:style-name="T6"><text:s text:c="6"/>：</text:span><text:span text:style-name="T52">Set Movement Route</text:span><text:span text:style-name="T51">：◇Move Upper Right</text:span></text:p>
      <text:p text:style-name="Preformatted_20_Text"><text:span text:style-name="T6"><text:s text:c="6"/>：</text:span><text:span text:style-name="T52">Set Movement Route</text:span><text:span text:style-name="T51">：◇Move Upper Right</text:span></text:p>
      <text:p text:style-name="Preformatted_20_Text"><text:span text:style-name="T6"><text:s text:c="6"/>：</text:span><text:span text:style-name="T52">Set Movement Route</text:span><text:span text:style-name="T51">：◇Image：MVhorse-solidcolors_walk(1)</text:span></text:p>
      <text:p text:style-name="Preformatted_20_Text"><text:span text:style-name="T6"><text:s text:c="6"/>：</text:span><text:span text:style-name="T52">Set Movement Route</text:span><text:span text:style-name="T51">：◇Turn toward Player</text:span></text:p>
      <text:p text:style-name="Preformatted_20_Text"><text:span text:style-name="T6"><text:s text:c="6"/>◆</text:span><text:span text:style-name="T53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54">Show Picture：#1, tatieonna03s, Upper Left (0,0), (100%,100%), 255, Normal</text:span></text:p>
      <text:p text:style-name="Preformatted_20_Text"><text:span text:style-name="T6"><text:s text:c="6"/>◆</text:span><text:span text:style-name="T55">Wait：120 frames</text:span></text:p>
      <text:p text:style-name="Preformatted_20_Text"><text:span text:style-name="T6"><text:s text:c="6"/>◆</text:span><text:span text:style-name="T54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50">None, Window, Bottom</text:span></text:p>
      <text:p text:style-name="Preformatted_20_Text"><text:span text:style-name="T6"><text:s text:c="2"/>：</text:span><text:span text:style-name="T52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oft-page-break/><text:span text:style-name="T6">：</text:span><text:span text:style-name="T12">End</text:span></text:p>
      <text:p text:style-name="P24"/>
      <text:h text:style-name="Heading_20_1" text:outline-level="1">Changing Battle-Actor-Graphic with YEP_X_AnimatedSV_Enemys &amp; Yep_WeakEnemyPoses</text:h>
      <text:list xml:id="list2136534722036824143" text:style-name="L8">
        <text:list-item>
          <text:p text:style-name="P51">works with and without enabled SV</text:p>
        </text:list-item>
        <text:list-item>
          <text:p text:style-name="P51">adjust x/y-position formula in YEP_BattleEngineCore-Settings if using large static images: </text:p>
          <text:p text:style-name="P51">HomepositionX = screenWidth - 16 - (maxSize + 2) * 32 + index * 32</text:p>
        </text:list-item>
      </text:list>
      <text:p text:style-name="Text_20_body"><text:tab/>HomepositionY = screenHeight - statusHeight - maxSize * 48 + (index+1) * 48 - 32</text:p>
      <text:p text:style-name="Text_20_body"/>
      <text:list xml:id="list38794139" text:continue-numbering="true" text:style-name="L8">
        <text:list-item>
          <text:p text:style-name="P51">setting up with standard SV-spritesheet by adding to Actor/Enemy</text:p>
          <text:p text:style-name="P55">&lt;Sideview Battler: Marsha_Battler_2&gt;<text:tab/><text:tab/><text:tab/>&lt;= spritesheet in actor/enemy-folder</text:p>
        </text:list-item>
      </text:list>
      <text:p text:style-name="P25">&lt;Sideview Battler Frames: 3&gt;<text:tab/><text:tab/><text:tab/>&lt;= how many frames per animation</text:p>
      <text:p text:style-name="P26">&lt;Sideview Battler Speed: 40&gt;<text:tab/><text:tab/><text:tab/>&lt;=speed of animation higher = slower</text:p>
      <text:p text:style-name="P26">&lt;Sideview Battler Size: 64,64&gt;<text:tab/><text:tab/><text:tab/>&lt;= size of frame</text:p>
      <text:p text:style-name="P26">&lt;Sideview Battler Motion&gt;<text:tab/><text:tab/><text:tab/>&lt;=add for each motion but at least for walk</text:p>
      <text:p text:style-name="P26">Name: Walk</text:p>
      <text:p text:style-name="P26">Index: 0<text:tab/><text:tab/><text:tab/><text:tab/><text:tab/>&lt;= index-position in spritesheet; 0= top-left</text:p>
      <text:p text:style-name="P26">Frames: 3</text:p>
      <text:p text:style-name="P26">Loop</text:p>
      <text:p text:style-name="P26">&lt;/Sideview Battler Motion&gt;</text:p>
      <text:p text:style-name="Text_20_body"/>
      <text:list xml:id="list3284384970918278134" text:style-name="L9">
        <text:list-item>
          <text:p text:style-name="P52">using static image:</text:p>
          <text:p text:style-name="P52">same approach but change framecount to 1</text:p>
        </text:list-item>
        <text:list-item>
          <text:p text:style-name="P52">add &lt;Breathing&gt; for Breathing motion</text:p>
        </text:list-item>
      </text:list>
      <text:p text:style-name="Text_20_body"/>
      <text:p text:style-name="Text_20_body">- to change Actor-Graphics depending on state add this to state</text:p>
      <text:p text:style-name="P3">&lt;Custom Apply Effect&gt;</text:p>
      <text:p text:style-name="P3">//Transform actor; Enemys are transformed with YEP_WeakEnemyPoses</text:p>
      <text:p text:style-name="P3"><text:soft-page-break/>if (user.isActor()) {</text:p>
      <text:p text:style-name="P3">// Archive the previous settings.</text:p>
      <text:p text:style-name="P3">user._prevCharName = user._prevCharName || user._characterName;</text:p>
      <text:p text:style-name="P3">user._prevCharIndex = user._prevCharIndex || user._characterIndex;</text:p>
      <text:p text:style-name="P3">user._prevFaceName = user._prevFaceName || user._faceName;</text:p>
      <text:p text:style-name="P3">user._prevFaceIndex = user._prevFaceIndex || user._faceIndex;</text:p>
      <text:p text:style-name="P3">user._prevBattlerName = user._prevBattlerName || user.getSideviewBattler().filename;</text:p>
      <text:p text:style-name="P3">if (user.actorId() === 3) {</text:p>
      <text:p text:style-name="P3">// The filename of the character graphic without the file extension.</text:p>
      <text:p text:style-name="P3">var charName = 'MarshaSSJ';</text:p>
      <text:p text:style-name="P3">// The index of the character graphic used.</text:p>
      <text:p text:style-name="P3">var charIndex = 0;</text:p>
      <text:p text:style-name="P3">// The filename of the face graphic without the file extension.</text:p>
      <text:p text:style-name="P3">var faceName = 'MarshaSSJ';</text:p>
      <text:p text:style-name="P3">// The index of of the face graphic used.</text:p>
      <text:p text:style-name="P3">var faceIndex = 0;</text:p>
      <text:p text:style-name="P3">// The filename of the battler graphic without the file extension.</text:p>
      <text:p text:style-name="P3">var battlerName = 'Actor1_';</text:p>
      <text:p text:style-name="P3">} </text:p>
      <text:p text:style-name="P3">user.setBattlerImage(battlerName);<text:tab/><text:tab/><text:tab/>//&lt;= standard SV-Spritesheet</text:p>
      <text:p text:style-name="P3">user.getSideviewBattler().filename = battlerName;<text:tab/>//&lt;= YEP-SV</text:p>
      <text:p text:style-name="P3">user.refresh();</text:p>
      <text:p text:style-name="P3">}</text:p>
      <text:p text:style-name="Text_20_body"/>
      <text:p text:style-name="P3">&lt;Custom Remove Effect&gt;</text:p>
      <text:p text:style-name="P3">if (user.isActor()) {</text:p>
      <text:p text:style-name="P3">var charName = user._prevCharName;</text:p>
      <text:p text:style-name="P3">var charIndex = user._prevCharIndex;</text:p>
      <text:p text:style-name="P3">var faceName = user._prevFaceName;</text:p>
      <text:p text:style-name="P3">var faceIndex = user._prevFaceIndex;</text:p>
      <text:p text:style-name="P3">var battlerName = user._prevBattlerName;</text:p>
      <text:p text:style-name="P3">user.setCharacterImage(charName, charIndex);</text:p>
      <text:p text:style-name="P3">user.setFaceImage(faceName, faceIndex);</text:p>
      <text:p text:style-name="P3">user.setBattlerImage(battlerName);</text:p>
      <text:p text:style-name="P3">user.getSideviewBattler().filename = battlerName;<text:tab/>//Yep-SV</text:p>
      <text:p text:style-name="P3">user._priorityCharacterName = undefined;</text:p>
      <text:p text:style-name="P3">user._priorityCharacterIndex = undefined;</text:p>
      <text:p text:style-name="P3"><text:soft-page-break/>user._prevFaceName = undefined;</text:p>
      <text:p text:style-name="P3">user._prevFaceIndex = undefined;</text:p>
      <text:p text:style-name="P3">user._priorityFaceName = undefined;</text:p>
      <text:p text:style-name="P3">user._priorityFaceIndex = undefined;</text:p>
      <text:p text:style-name="P3">user._prevFaceName = undefined;</text:p>
      <text:p text:style-name="P3">user._prevFaceIndex = undefined;</text:p>
      <text:p text:style-name="P3">user._priorityBattlerName = undefined;</text:p>
      <text:p text:style-name="P3">user._prevBattlerName = undefined;</text:p>
      <text:p text:style-name="P3">user.refresh();</text:p>
      <text:p text:style-name="P3">}</text:p>
      <text:p text:style-name="P3">&lt;/Custom Remove Effect&gt;</text:p>
      <text:p text:style-name="Text_20_body"/>
      <text:list xml:id="list355551087140553771" text:style-name="L10">
        <text:list-item>
          <text:p text:style-name="P53">to change (static ! ) Enemy-Graphics add this to Enemy ()</text:p>
          <text:p text:style-name="P53">&lt;Custom Enemy Pose&gt;</text:p>
        </text:list-item>
      </text:list>
      <text:p text:style-name="P28">if (user.lust &gt;= 20) {</text:p>
      <text:p text:style-name="P29">name = 'Zombie';</text:p>
      <text:p text:style-name="P29">hue = 180;</text:p>
      <text:p text:style-name="P29">} else {</text:p>
      <text:p text:style-name="P29">name = 'Wolf_gray';</text:p>
      <text:p text:style-name="P29">}</text:p>
      <text:p text:style-name="P29">&lt;/Custom Enemy Pose&gt;</text:p>
      <text:list xml:id="list38779647" text:continue-numbering="true" text:style-name="L10">
        <text:list-header>
          <text:p text:style-name="P53"/>
        </text:list-header>
      </text:list>
      <text:p text:style-name="Text_20_body"/>
      <text:h text:style-name="P30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30" text:outline-level="1"><text:soft-page-break/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5053220908071509401" text:style-name="L11">
        <text:list-item>
          <text:p text:style-name="P34">if you need to share data between events, add an empty event as a data holder (please add comments that describe the variables)</text:p>
        </text:list-item>
        <text:list-item>
          <text:p text:style-name="P34">now set the variable in one event f.e. As bitmask</text:p>
        </text:list-item>
      </text:list>
      <text:p text:style-name="P4"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3864929811938253909" text:style-name="L12">
        <text:list-item>
          <text:p text:style-name="P35"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/>
      <text:h text:style-name="Heading_20_1" text:outline-level="1">Tease Mechanic</text:h>
      <text:list xml:id="list8388030899655080830" text:style-name="L13">
        <text:list-item>
          <text:p text:style-name="P36">you can tease the enemy to increase tease-meter</text:p>
        </text:list-item>
        <text:list-item>
          <text:p text:style-name="P36">the following custom stats are created via <text:span text:style-name="T45">ICF_ParamsCore</text:span>:</text:p>
          <text:list>
            <text:list-item>
              <text:p text:style-name="P36">lust/lustMax<text:tab/>CPARAM<text:tab/>tease-meter of actor; </text:p>
            </text:list-item>
            <text:list-item>
              <text:p text:style-name="P36">lustGain<text:tab/>NPARAM<text:tab/>resistance to lust; default of 100%, 50% would mean half of damage</text:p>
            </text:list-item>
            <text:list-item>
              <text:p text:style-name="P36">lustRegen<text:tab/>NPARAM<text:tab/>regeneration of Lust over time on map; default 0; implemented in OnStep-event</text:p>
            </text:list-item>
            <text:list-item>
              <text:p text:style-name="P36">alust<text:tab/><text:tab/>NPARAM<text:tab/>lust attack-strength; used in lust damage calculation</text:p>
            </text:list-item>
            <text:list-item>
              <text:p text:style-name="P36">dlust<text:tab/><text:tab/>NPRAMA<text:tab/>lust defense strength;used in lust damage calculation</text:p>
            </text:list-item>
          </text:list>
        </text:list-item>
      </text:list>
      <text:p text:style-name="P11"/>
      <text:list xml:id="list9163381040979366921" text:style-name="L14">
        <text:list-item>
          <text:p text:style-name="P45">Tease-Skill applys tease-stat that uses GALVS_PlaceholderState to apply surrender-State on Lust overflow</text:p>
        </text:list-item>
        <text:list-item>
          <text:p text:style-name="P45">surrender-State is marked as YEP_CustomDeathState</text:p>
        </text:list-item>
        <text:list-item>
          <text:p text:style-name="P54"><text:span text:style-name="T35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37">use HUD_Maker to display lust statusbar on Map-screen</text:p>
        </text:list-item>
      </text:list>
      <text:p text:style-name="P11"><text:soft-page-break/></text:p>
      <text:h text:style-name="P30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!($gameParty.steps() % 10)</text:p>
      <text:p text:style-name="Standard">$gameParty.leader().lust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30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894396503907031553" text:style-name="L15">
        <text:list-item>
          <text:p text:style-name="P56">It is possible treat 1 character as 1 file by including "$" at the beginning of the file name.</text:p>
        </text:list-item>
        <text:list-item>
          <text:p text:style-name="P56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56"><text:soft-page-break/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0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0" text:outline-level="1"><text:soft-page-break/>About Tileset Builder (why is this so complicated)</text:h>
      <text:p text:style-name="P16">A drawback in RPGMaker is that you can only use 1 tilesheet collection per map which limits the variants of tiles to use.</text:p>
      <text:p text:style-name="P16"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1396069632592438441" text:style-name="L16">
        <text:list-item>
          <text:p text:style-name="P38">load Game-Project</text:p>
        </text:list-item>
        <text:list-item>
          <text:p text:style-name="P38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7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35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35">You need to </text:span><text:span text:style-name="T36">doubleclick to stamp</text:span><text:span text:style-name="T35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<text:soft-page-break/>Reload Project in Builder</text:p>
      <text:p text:style-name="P20">Now select tiles from parts/MV Tilesheets/ user palette</text:p>
      <text:p text:style-name="P20"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22T18:57:23.68</dc:date>
    <dc:creator>jk jk</dc:creator>
    <meta:editing-duration>P3DT16H3M1S</meta:editing-duration>
    <meta:editing-cycles>48</meta:editing-cycles>
    <meta:generator>OpenOffice/4.1.7$Win32 OpenOffice.org_project/417m1$Build-9800</meta:generator>
    <meta:document-statistic meta:table-count="0" meta:image-count="1" meta:object-count="0" meta:page-count="13" meta:paragraph-count="284" meta:word-count="2006" meta:character-count="13592"/>
  </office:meta>
</office:document-meta>
</file>